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"/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0.542395833333333cm" style:use-optimal-column-width="true"/>
    </style:style>
    <style:style style:name="co3" style:family="table-column">
      <style:table-column-properties fo:break-before="auto" style:column-width="10.5833333333333cm" style:use-optimal-column-width="true"/>
    </style:style>
    <style:style style:name="co4" style:family="table-column">
      <style:table-column-properties fo:break-before="auto" style:column-width="2.0240625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#</text:p>
          </table:table-cell>
          <table:table-cell office:value-type="string" table:style-name="ce1">
            <text:p>Atividade</text:p>
          </table:table-cell>
          <table:table-cell office:value-type="string" table:style-name="ce1">
            <text:p>Início</text:p>
          </table:table-cell>
          <table:table-cell office:value-type="string" table:style-name="ce1">
            <text:p>Duração</text:p>
          </table:table-cell>
          <table:table-cell office:value-type="string" table:style-name="ce1">
            <text:p>Fim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Especificação dos Use Cases</text:p>
          </table:table-cell>
          <table:table-cell office:value-type="date" office:date-value="2020-02-12T00:00:00" table:style-name="ce2">
            <text:p>12/02/2020</text:p>
          </table:table-cell>
          <table:table-cell office:value-type="float" office:value="10" table:style-name="ce1">
            <text:p>10</text:p>
          </table:table-cell>
          <table:table-cell office:value-type="date" office:date-value="2020-02-22T00:00:00" table:style-name="ce2">
            <text:p>22/02/202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Mockups, Criação do Repositório Git, Definição de Tarefas</text:p>
          </table:table-cell>
          <table:table-cell office:value-type="date" office:date-value="2020-02-22T00:00:00" table:style-name="ce2">
            <text:p>22/02/2020</text:p>
          </table:table-cell>
          <table:table-cell office:value-type="float" office:value="4" table:style-name="ce1">
            <text:p>4</text:p>
          </table:table-cell>
          <table:table-cell office:value-type="date" office:date-value="2020-02-26T00:00:00" table:style-name="ce2">
            <text:p>26/02/202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string" table:style-name="ce1">
            <text:p>Realização do Diagrama de Classes</text:p>
          </table:table-cell>
          <table:table-cell office:value-type="date" office:date-value="2020-02-26T00:00:00" table:style-name="ce2">
            <text:p>26/02/2020</text:p>
          </table:table-cell>
          <table:table-cell office:value-type="float" office:value="7" table:style-name="ce1">
            <text:p>7</text:p>
          </table:table-cell>
          <table:table-cell office:value-type="date" office:date-value="2020-03-04T00:00:00" table:style-name="ce2">
            <text:p>04/03/2020</text:p>
          </table:table-cell>
          <table:table-cell table:number-columns-repeated="2" table:style-name="ce1"/>
          <table:table-cell office:value-type="float" office:value="43873" table:style-name="ce3">
            <text:p>43873,0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Criação da Base de Dados</text:p>
          </table:table-cell>
          <table:table-cell office:value-type="date" office:date-value="2020-03-04T00:00:00" table:style-name="ce2">
            <text:p>04/03/2020</text:p>
          </table:table-cell>
          <table:table-cell office:value-type="float" office:value="7" table:style-name="ce1">
            <text:p>7</text:p>
          </table:table-cell>
          <table:table-cell office:value-type="date" office:date-value="2020-03-11T00:00:00" table:style-name="ce2">
            <text:p>11/03/2020</text:p>
          </table:table-cell>
          <table:table-cell table:number-columns-repeated="2" table:style-name="ce1"/>
          <table:table-cell office:value-type="float" office:value="43957" table:style-name="ce3">
            <text:p>43957,0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string" table:style-name="ce1">
            <text:p>Implementação do Servidor, Conexão à Base de Dados e Aplicação</text:p>
          </table:table-cell>
          <table:table-cell office:value-type="date" office:date-value="2020-03-11T00:00:00" table:style-name="ce2">
            <text:p>11/03/2020</text:p>
          </table:table-cell>
          <table:table-cell office:value-type="float" office:value="7" table:style-name="ce1">
            <text:p>7</text:p>
          </table:table-cell>
          <table:table-cell office:value-type="date" office:date-value="2020-03-18T00:00:00" table:style-name="ce2">
            <text:p>18/03/202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1">
            <text:p>Criar a Interface Gráfica da Aplicação</text:p>
          </table:table-cell>
          <table:table-cell office:value-type="date" office:date-value="2020-03-18T00:00:00" table:style-name="ce2">
            <text:p>18/03/2020</text:p>
          </table:table-cell>
          <table:table-cell office:value-type="float" office:value="14" table:style-name="ce1">
            <text:p>14</text:p>
          </table:table-cell>
          <table:table-cell office:value-type="date" office:date-value="2020-04-01T00:00:00" table:style-name="ce2">
            <text:p>01/04/202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string" table:style-name="ce1">
            <text:p>Implementação dos Use Cases</text:p>
          </table:table-cell>
          <table:table-cell office:value-type="date" office:date-value="2020-04-01T00:00:00" table:style-name="ce2">
            <text:p>01/04/2020</text:p>
          </table:table-cell>
          <table:table-cell office:value-type="float" office:value="28" table:style-name="ce1">
            <text:p>28</text:p>
          </table:table-cell>
          <table:table-cell office:value-type="date" office:date-value="2020-04-29T00:00:00" table:style-name="ce2">
            <text:p>29/04/202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string" table:style-name="ce1">
            <text:p>Testes, Deployment da Aplicação e Relatório</text:p>
          </table:table-cell>
          <table:table-cell office:value-type="date" office:date-value="2020-04-29T00:00:00" table:style-name="ce2">
            <text:p>29/04/2020</text:p>
          </table:table-cell>
          <table:table-cell office:value-type="float" office:value="7" table:style-name="ce1">
            <text:p>7</text:p>
          </table:table-cell>
          <table:table-cell office:value-type="date" office:date-value="2020-05-06T00:00:00" table:style-name="ce2">
            <text:p>06/05/2020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Gráfico 2" svg:x="0.42448in" svg:y="0.15365in" svg:width="12.39571in" svg:height="3.0074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5" table:style-name="ro1">
          <table:table-cell table:number-columns-repeated="16384"/>
        </table:table-row>
        <table:table-row table:number-rows-repeated="11" table:style-name="ro1">
          <table:table-cell table:number-columns-repeated="2"/>
          <table:table-cell table:style-name="ce2"/>
          <table:table-cell table:number-columns-repeated="16381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meta:initial-creator>Nuno Costa</meta:initial-creator>
    <dc:creator>Nuno Costa</dc:creator>
    <meta:creation-date>2020-02-17T09:22:03Z</meta:creation-date>
    <dc:date>2020-02-17T10:44:4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tru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none"/>
    </style:style>
    <style:style style:family="chart" style:name="Axs1" style:data-style-name="N19">
      <style:chart-properties chart:gap-width="150" chart:overlap="100" chart:link-data-style-to-source="true" chart:visible="true" chart:logarithmic="false" chart:maximum="43957" chart:minimum="43873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none" draw:stroke="non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i0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G0S1" style:data-style-name="N0">
      <style:chart-properties chart:symbol-type="none" chart:vertical="tru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000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i1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stacked="true" chart:auto-position="true"/>
      <style:graphic-properties draw:fill="none" draw:stroke="none"/>
    </style:style>
  </office:automatic-styles>
  <office:body>
    <office:chart>
      <chart:chart chart:class="chart:bar" svg:height="216.5357480314961pt" svg:width="892.4912598425196pt" chart:style-name="Crt0">
        <chart:plot-area chart:style-name="Plt0">
          <chart:axis chart:dimension="x" chart:name="primary-x" chart:style-name="Axs0">
            <chart:categories table:cell-range-address="Folha1.$C$3:.$C$10"/>
            <chart:grid chart:class="major" chart:style-name="GMa0"/>
            <chart:grid chart:class="minor" chart:style-name="GMi0"/>
          </chart:axis>
          <chart:axis chart:dimension="y" chart:name="primary-y" chart:style-name="Axs1">
            <chart:grid chart:class="major" chart:style-name="GMa1"/>
            <chart:grid chart:class="minor" chart:style-name="GMi1"/>
          </chart:axis>
          <chart:series chart:label-cell-address="Folha1.$D$2" chart:values-cell-range-address="Folha1.$D$3:.$D$10" chart:class="chart:bar" chart:attached-axis="primary-y" chart:style-name="G0S0">
            <chart:data-point chart:repeated="8"/>
          </chart:series>
          <chart:series chart:label-cell-address="Folha1.$E$2" chart:values-cell-range-address="Folha1.$E$3:.$E$10" chart:class="chart:bar" chart:attached-axis="primary-y" chart:style-name="G0S1">
            <chart:data-label chart:style-name="DL01"/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